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3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3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32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default-cell-style-name="ce37"/>
        <table:table-column table:style-name="co12" table:number-columns-repeated="2" table:default-cell-style-name="ce40"/>
        <table:table-column table:style-name="co12" table:default-cell-style-name="ce7"/>
        <table:table-column table:style-name="co12" table:default-cell-style-name="ce43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16"/>
        <table:table-column table:style-name="co17" table:default-cell-style-name="ce19"/>
        <table:table-column table:style-name="co18" table:default-cell-style-name="ce16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99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35" office:value-type="string" calcext:value-type="string">
            <text:p>Pax</text:p>
          </table:table-cell>
          <table:table-cell table:style-name="ce38" office:value-type="string" calcext:value-type="string">
            <text:p>Pm-RA</text:p>
          </table:table-cell>
          <table:table-cell table:style-name="ce38" office:value-type="string" calcext:value-type="string">
            <text:p>Pm-Dec</text:p>
          </table:table-cell>
          <table:table-cell table:style-name="ce5" office:value-type="string" calcext:value-type="string">
            <text:p>RadVel</text:p>
          </table:table-cell>
          <table:table-cell table:style-name="ce41" office:value-type="string" calcext:value-type="string">
            <text:p>Redshift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6"/>
          <table:table-cell table:style-name="ce39" table:number-columns-repeated="2"/>
          <table:table-cell table:style-name="ce6"/>
          <table:table-cell table:style-name="ce42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3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22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Default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10.37" calcext:value-type="float">
            <text:p>10.37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Default" office:value-type="string" calcext:value-type="string">
            <text:p>ESO-LV 3510300,MCG-06-03-015,PGC 003589</text:p>
          </table:table-cell>
          <table:table-cell table:style-name="Default" office:value-type="string" calcext:value-type="string">
            <text:p>Scuptor Dwarf Elliptical</text:p>
          </table:table-cell>
          <table:table-cell table:style-name="Default"/>
          <table:table-cell table:style-name="Default" office:value-type="string" calcext:value-type="string">
            <text:p>Diameters taken from Simbad. V-Mag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Default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.03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Default" office:value-type="string" calcext:value-type="string">
            <text:p>ESO-LV 3560040,MCG-06-07-001,PGC 010074,PGC 010093</text:p>
          </table:table-cell>
          <table:table-cell table:style-name="Default" office:value-type="string" calcext:value-type="string">
            <text:p>Fornax Dwarf Spheroidal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Default" office:value-type="string" calcext:value-type="string">
            <text:p>Cl 25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Default" office:value-type="string" calcext:value-type="string">
            <text:p>Cl 408,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10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4"/>
    </number:number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29">
      <number:number number:decimal-places="0" number:min-decimal-places="0" number:min-integer-digits="3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9:08:41.8094625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2-01-02T19:11:58.119357450</dc:date>
    <meta:editing-duration>P3DT16H40M46S</meta:editing-duration>
    <meta:editing-cycles>966</meta:editing-cycles>
    <meta:generator>LibreOffice/7.2.4.1$Linux_X86_64 LibreOffice_project/20$Build-1</meta:generator>
    <meta:document-statistic meta:table-count="1" meta:cell-count="341" meta:object-count="0"/>
  </office:meta>
</office:document-meta>
</file>